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CacheItem( @ NonNullable String cacheName , @ NonNullable String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removeCacheItem( @ NonNullable String cacheName , @ NonNullable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CacheItem( @ NonNullable String cacheName , @ NonNullable CacheFileContentType type , @ NonNullable String key , @ NonNullable byte [ ] 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